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2.318cm" svg:x="2cm" svg:y="4.296cm" svg:viewBox="0 0 4791 2319" draw:points="0,2319 4791,2319 4791,0 0,0">
          <text:p/>
        </draw:polygon>
        <draw:polygon draw:style-name="gr1" draw:text-style-name="P1" draw:layer="layout" svg:width="5.225cm" svg:height="2.318cm" svg:x="6.79cm" svg:y="4.296cm" svg:viewBox="0 0 5226 2319" draw:points="0,2319 5226,2319 5226,0 0,0">
          <text:p/>
        </draw:polygon>
        <draw:polygon draw:style-name="gr1" draw:text-style-name="P1" draw:layer="layout" svg:width="4.001cm" svg:height="2.318cm" svg:x="12.015cm" svg:y="4.296cm" svg:viewBox="0 0 4002 2319" draw:points="0,2319 4002,2319 4002,0 0,0">
          <text:p/>
        </draw:polygon>
        <draw:polygon draw:style-name="gr1" draw:text-style-name="P1" draw:layer="layout" svg:width="2.984cm" svg:height="2.318cm" svg:x="16.016cm" svg:y="4.296cm" svg:viewBox="0 0 2985 2319" draw:points="0,2319 2985,2319 2985,0 0,0">
          <text:p/>
        </draw:polygon>
        <draw:polygon draw:style-name="gr1" draw:text-style-name="P1" draw:layer="layout" svg:width="4.79cm" svg:height="1.475cm" svg:x="2cm" svg:y="6.614cm" svg:viewBox="0 0 4791 1476" draw:points="0,1476 4791,1476 4791,0 0,0">
          <text:p/>
        </draw:polygon>
        <draw:polygon draw:style-name="gr1" draw:text-style-name="P1" draw:layer="layout" svg:width="5.225cm" svg:height="1.475cm" svg:x="6.79cm" svg:y="6.614cm" svg:viewBox="0 0 5226 1476" draw:points="0,1476 5226,1476 5226,0 0,0">
          <text:p/>
        </draw:polygon>
        <draw:polygon draw:style-name="gr1" draw:text-style-name="P1" draw:layer="layout" svg:width="4.001cm" svg:height="1.475cm" svg:x="12.015cm" svg:y="6.614cm" svg:viewBox="0 0 4002 1476" draw:points="0,1476 4002,1476 4002,0 0,0">
          <text:p/>
        </draw:polygon>
        <draw:polygon draw:style-name="gr1" draw:text-style-name="P1" draw:layer="layout" svg:width="2.984cm" svg:height="1.475cm" svg:x="16.016cm" svg:y="6.614cm" svg:viewBox="0 0 2985 1476" draw:points="0,1476 2985,1476 2985,0 0,0">
          <text:p/>
        </draw:polygon>
        <draw:polygon draw:style-name="gr1" draw:text-style-name="P1" draw:layer="layout" svg:width="4.79cm" svg:height="1.471cm" svg:x="2cm" svg:y="8.089cm" svg:viewBox="0 0 4791 1472" draw:points="0,1472 4791,1472 4791,0 0,0">
          <text:p/>
        </draw:polygon>
        <draw:polygon draw:style-name="gr1" draw:text-style-name="P1" draw:layer="layout" svg:width="5.225cm" svg:height="1.471cm" svg:x="6.79cm" svg:y="8.089cm" svg:viewBox="0 0 5226 1472" draw:points="0,1472 5226,1472 5226,0 0,0">
          <text:p/>
        </draw:polygon>
        <draw:polygon draw:style-name="gr1" draw:text-style-name="P1" draw:layer="layout" svg:width="4.001cm" svg:height="1.471cm" svg:x="12.015cm" svg:y="8.089cm" svg:viewBox="0 0 4002 1472" draw:points="0,1472 4002,1472 4002,0 0,0">
          <text:p/>
        </draw:polygon>
        <draw:polygon draw:style-name="gr1" draw:text-style-name="P1" draw:layer="layout" svg:width="2.984cm" svg:height="1.471cm" svg:x="16.016cm" svg:y="8.089cm" svg:viewBox="0 0 2985 1472" draw:points="0,1472 2985,1472 2985,0 0,0">
          <text:p/>
        </draw:polygon>
        <draw:polygon draw:style-name="gr1" draw:text-style-name="P1" draw:layer="layout" svg:width="4.79cm" svg:height="1.517cm" svg:x="2cm" svg:y="9.56cm" svg:viewBox="0 0 4791 1518" draw:points="0,1518 4791,1518 4791,0 0,0">
          <text:p/>
        </draw:polygon>
        <draw:polygon draw:style-name="gr1" draw:text-style-name="P1" draw:layer="layout" svg:width="5.225cm" svg:height="1.517cm" svg:x="6.79cm" svg:y="9.56cm" svg:viewBox="0 0 5226 1518" draw:points="0,1518 5226,1518 5226,0 0,0">
          <text:p/>
        </draw:polygon>
        <draw:polygon draw:style-name="gr1" draw:text-style-name="P1" draw:layer="layout" svg:width="4.001cm" svg:height="1.517cm" svg:x="12.015cm" svg:y="9.56cm" svg:viewBox="0 0 4002 1518" draw:points="0,1518 4002,1518 4002,0 0,0">
          <text:p/>
        </draw:polygon>
        <draw:polygon draw:style-name="gr1" draw:text-style-name="P1" draw:layer="layout" svg:width="2.984cm" svg:height="1.517cm" svg:x="16.016cm" svg:y="9.56cm" svg:viewBox="0 0 2985 1518" draw:points="0,1518 2985,1518 2985,0 0,0">
          <text:p/>
        </draw:polygon>
        <draw:polygon draw:style-name="gr1" draw:text-style-name="P1" draw:layer="layout" svg:width="4.79cm" svg:height="2.317cm" svg:x="2cm" svg:y="11.077cm" svg:viewBox="0 0 4791 2318" draw:points="0,2318 4791,2318 4791,0 0,0">
          <text:p/>
        </draw:polygon>
        <draw:polygon draw:style-name="gr1" draw:text-style-name="P1" draw:layer="layout" svg:width="5.225cm" svg:height="2.317cm" svg:x="6.79cm" svg:y="11.077cm" svg:viewBox="0 0 5226 2318" draw:points="0,2318 5226,2318 5226,0 0,0">
          <text:p/>
        </draw:polygon>
        <draw:polygon draw:style-name="gr1" draw:text-style-name="P1" draw:layer="layout" svg:width="4.001cm" svg:height="2.317cm" svg:x="12.015cm" svg:y="11.077cm" svg:viewBox="0 0 4002 2318" draw:points="0,2318 4002,2318 4002,0 0,0">
          <text:p/>
        </draw:polygon>
        <draw:polygon draw:style-name="gr1" draw:text-style-name="P1" draw:layer="layout" svg:width="2.984cm" svg:height="2.317cm" svg:x="16.016cm" svg:y="11.077cm" svg:viewBox="0 0 2985 2318" draw:points="0,2318 2985,2318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2.318cm" svg:x="2cm" svg:y="4.296cm" svg:viewBox="0 0 4791 2319" draw:points="0,2319 4791,2319 4791,0 0,0">
          <text:p/>
        </draw:polygon>
        <draw:polygon draw:style-name="gr1" draw:text-style-name="P1" draw:layer="layout" svg:width="5.225cm" svg:height="2.318cm" svg:x="6.79cm" svg:y="4.296cm" svg:viewBox="0 0 5226 2319" draw:points="0,2319 5226,2319 5226,0 0,0">
          <text:p/>
        </draw:polygon>
        <draw:polygon draw:style-name="gr1" draw:text-style-name="P1" draw:layer="layout" svg:width="4.001cm" svg:height="2.318cm" svg:x="12.015cm" svg:y="4.296cm" svg:viewBox="0 0 4002 2319" draw:points="0,2319 4002,2319 4002,0 0,0">
          <text:p/>
        </draw:polygon>
        <draw:polygon draw:style-name="gr1" draw:text-style-name="P1" draw:layer="layout" svg:width="2.984cm" svg:height="2.318cm" svg:x="16.016cm" svg:y="4.296cm" svg:viewBox="0 0 2985 2319" draw:points="0,2319 2985,2319 2985,0 0,0">
          <text:p/>
        </draw:polygon>
        <draw:polygon draw:style-name="gr1" draw:text-style-name="P1" draw:layer="layout" svg:width="4.79cm" svg:height="1.475cm" svg:x="2cm" svg:y="6.614cm" svg:viewBox="0 0 4791 1476" draw:points="0,1476 4791,1476 4791,0 0,0">
          <text:p/>
        </draw:polygon>
        <draw:polygon draw:style-name="gr1" draw:text-style-name="P1" draw:layer="layout" svg:width="5.225cm" svg:height="1.475cm" svg:x="6.79cm" svg:y="6.614cm" svg:viewBox="0 0 5226 1476" draw:points="0,1476 5226,1476 5226,0 0,0">
          <text:p/>
        </draw:polygon>
        <draw:polygon draw:style-name="gr1" draw:text-style-name="P1" draw:layer="layout" svg:width="4.001cm" svg:height="1.475cm" svg:x="12.015cm" svg:y="6.614cm" svg:viewBox="0 0 4002 1476" draw:points="0,1476 4002,1476 4002,0 0,0">
          <text:p/>
        </draw:polygon>
        <draw:polygon draw:style-name="gr1" draw:text-style-name="P1" draw:layer="layout" svg:width="2.984cm" svg:height="1.475cm" svg:x="16.016cm" svg:y="6.614cm" svg:viewBox="0 0 2985 1476" draw:points="0,1476 2985,1476 2985,0 0,0">
          <text:p/>
        </draw:polygon>
        <draw:polygon draw:style-name="gr1" draw:text-style-name="P1" draw:layer="layout" svg:width="4.79cm" svg:height="1.471cm" svg:x="2cm" svg:y="8.089cm" svg:viewBox="0 0 4791 1472" draw:points="0,1472 4791,1472 4791,0 0,0">
          <text:p/>
        </draw:polygon>
        <draw:polygon draw:style-name="gr1" draw:text-style-name="P1" draw:layer="layout" svg:width="5.225cm" svg:height="1.471cm" svg:x="6.79cm" svg:y="8.089cm" svg:viewBox="0 0 5226 1472" draw:points="0,1472 5226,1472 5226,0 0,0">
          <text:p/>
        </draw:polygon>
        <draw:polygon draw:style-name="gr1" draw:text-style-name="P1" draw:layer="layout" svg:width="4.001cm" svg:height="1.471cm" svg:x="12.015cm" svg:y="8.089cm" svg:viewBox="0 0 4002 1472" draw:points="0,1472 4002,1472 4002,0 0,0">
          <text:p/>
        </draw:polygon>
        <draw:polygon draw:style-name="gr1" draw:text-style-name="P1" draw:layer="layout" svg:width="2.984cm" svg:height="1.471cm" svg:x="16.016cm" svg:y="8.089cm" svg:viewBox="0 0 2985 1472" draw:points="0,1472 2985,1472 2985,0 0,0">
          <text:p/>
        </draw:polygon>
        <draw:polygon draw:style-name="gr1" draw:text-style-name="P1" draw:layer="layout" svg:width="4.79cm" svg:height="1.517cm" svg:x="2cm" svg:y="9.56cm" svg:viewBox="0 0 4791 1518" draw:points="0,1518 4791,1518 4791,0 0,0">
          <text:p/>
        </draw:polygon>
        <draw:polygon draw:style-name="gr1" draw:text-style-name="P1" draw:layer="layout" svg:width="5.225cm" svg:height="1.517cm" svg:x="6.79cm" svg:y="9.56cm" svg:viewBox="0 0 5226 1518" draw:points="0,1518 5226,1518 5226,0 0,0">
          <text:p/>
        </draw:polygon>
        <draw:polygon draw:style-name="gr1" draw:text-style-name="P1" draw:layer="layout" svg:width="4.001cm" svg:height="1.517cm" svg:x="12.015cm" svg:y="9.56cm" svg:viewBox="0 0 4002 1518" draw:points="0,1518 4002,1518 4002,0 0,0">
          <text:p/>
        </draw:polygon>
        <draw:polygon draw:style-name="gr1" draw:text-style-name="P1" draw:layer="layout" svg:width="2.984cm" svg:height="1.517cm" svg:x="16.016cm" svg:y="9.56cm" svg:viewBox="0 0 2985 1518" draw:points="0,1518 2985,1518 2985,0 0,0">
          <text:p/>
        </draw:polygon>
        <draw:polygon draw:style-name="gr1" draw:text-style-name="P1" draw:layer="layout" svg:width="4.79cm" svg:height="2.317cm" svg:x="2cm" svg:y="11.077cm" svg:viewBox="0 0 4791 2318" draw:points="0,2318 4791,2318 4791,0 0,0">
          <text:p/>
        </draw:polygon>
        <draw:polygon draw:style-name="gr1" draw:text-style-name="P1" draw:layer="layout" svg:width="5.225cm" svg:height="2.317cm" svg:x="6.79cm" svg:y="11.077cm" svg:viewBox="0 0 5226 2318" draw:points="0,2318 5226,2318 5226,0 0,0">
          <text:p/>
        </draw:polygon>
        <draw:polygon draw:style-name="gr1" draw:text-style-name="P1" draw:layer="layout" svg:width="4.001cm" svg:height="2.317cm" svg:x="12.015cm" svg:y="11.077cm" svg:viewBox="0 0 4002 2318" draw:points="0,2318 4002,2318 4002,0 0,0">
          <text:p/>
        </draw:polygon>
        <draw:polygon draw:style-name="gr1" draw:text-style-name="P1" draw:layer="layout" svg:width="2.984cm" svg:height="2.317cm" svg:x="16.016cm" svg:y="11.077cm" svg:viewBox="0 0 2985 2318" draw:points="0,2318 2985,2318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956cm" svg:height="0.424cm" svg:x="2.074cm" svg:y="1.734cm">
          <draw:text-box>
            <text:p text:style-name="P5"><text:span text:style-name="T1">2016/07/04 – 2016/07/08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2cm" svg:x="2cm" svg:y="6.614cm" svg:viewBox="0 0 4791 13" draw:points="7,0 0,8 7,13 4788,13 4791,8 4788,0">
          <text:p/>
        </draw:polygon>
        <draw:polygon draw:style-name="gr4" draw:text-style-name="P4" draw:layer="layout" svg:width="5.225cm" svg:height="0.012cm" svg:x="6.79cm" svg:y="6.614cm" svg:viewBox="0 0 5226 13" draw:points="8,0 0,8 8,13 5223,13 5226,8 5223,0">
          <text:p/>
        </draw:polygon>
        <draw:polygon draw:style-name="gr4" draw:text-style-name="P4" draw:layer="layout" svg:width="4.001cm" svg:height="0.012cm" svg:x="12.015cm" svg:y="6.614cm" svg:viewBox="0 0 4002 13" draw:points="7,0 0,8 7,13 3998,13 4002,8 3998,0">
          <text:p/>
        </draw:polygon>
        <draw:polygon draw:style-name="gr4" draw:text-style-name="P4" draw:layer="layout" svg:width="2.984cm" svg:height="0.012cm" svg:x="16.016cm" svg:y="6.614cm" svg:viewBox="0 0 2985 13" draw:points="7,0 0,8 7,13 2982,13 2985,8 2982,0">
          <text:p/>
        </draw:polygon>
        <draw:polygon draw:style-name="gr4" draw:text-style-name="P4" draw:layer="layout" svg:width="4.79cm" svg:height="0.01cm" svg:x="2cm" svg:y="8.089cm" svg:viewBox="0 0 4791 11" draw:points="7,0 0,8 7,11 4788,11 4791,8 4788,0">
          <text:p/>
        </draw:polygon>
        <draw:polygon draw:style-name="gr4" draw:text-style-name="P4" draw:layer="layout" svg:width="5.225cm" svg:height="0.01cm" svg:x="6.79cm" svg:y="8.089cm" svg:viewBox="0 0 5226 11" draw:points="8,0 0,8 8,11 5223,11 5226,8 5223,0">
          <text:p/>
        </draw:polygon>
        <draw:polygon draw:style-name="gr4" draw:text-style-name="P4" draw:layer="layout" svg:width="4.001cm" svg:height="0.01cm" svg:x="12.015cm" svg:y="8.089cm" svg:viewBox="0 0 4002 11" draw:points="7,0 0,8 7,11 3998,11 4002,8 3998,0">
          <text:p/>
        </draw:polygon>
        <draw:polygon draw:style-name="gr4" draw:text-style-name="P4" draw:layer="layout" svg:width="2.984cm" svg:height="0.01cm" svg:x="16.016cm" svg:y="8.089cm" svg:viewBox="0 0 2985 11" draw:points="7,0 0,8 7,11 2982,11 2985,8 2982,0">
          <text:p/>
        </draw:polygon>
        <draw:polygon draw:style-name="gr4" draw:text-style-name="P4" draw:layer="layout" svg:width="4.79cm" svg:height="0.01cm" svg:x="2cm" svg:y="9.56cm" svg:viewBox="0 0 4791 11" draw:points="7,0 0,8 7,11 4788,11 4791,8 4788,0">
          <text:p/>
        </draw:polygon>
        <draw:polygon draw:style-name="gr4" draw:text-style-name="P4" draw:layer="layout" svg:width="5.225cm" svg:height="0.01cm" svg:x="6.79cm" svg:y="9.56cm" svg:viewBox="0 0 5226 11" draw:points="8,0 0,8 8,11 5223,11 5226,8 5223,0">
          <text:p/>
        </draw:polygon>
        <draw:polygon draw:style-name="gr4" draw:text-style-name="P4" draw:layer="layout" svg:width="4.001cm" svg:height="0.01cm" svg:x="12.015cm" svg:y="9.56cm" svg:viewBox="0 0 4002 11" draw:points="7,0 0,8 7,11 3998,11 4002,8 3998,0">
          <text:p/>
        </draw:polygon>
        <draw:polygon draw:style-name="gr4" draw:text-style-name="P4" draw:layer="layout" svg:width="2.984cm" svg:height="0.01cm" svg:x="16.016cm" svg:y="9.56cm" svg:viewBox="0 0 2985 11" draw:points="7,0 0,8 7,11 2982,11 2985,8 2982,0">
          <text:p/>
        </draw:polygon>
        <draw:polygon draw:style-name="gr4" draw:text-style-name="P4" draw:layer="layout" svg:width="4.79cm" svg:height="0.01cm" svg:x="2cm" svg:y="11.077cm" svg:viewBox="0 0 4791 11" draw:points="7,0 0,7 7,11 4788,11 4791,7 4788,0">
          <text:p/>
        </draw:polygon>
        <draw:polygon draw:style-name="gr4" draw:text-style-name="P4" draw:layer="layout" svg:width="5.225cm" svg:height="0.01cm" svg:x="6.79cm" svg:y="11.077cm" svg:viewBox="0 0 5226 11" draw:points="8,0 0,7 8,11 5223,11 5226,7 5223,0">
          <text:p/>
        </draw:polygon>
        <draw:polygon draw:style-name="gr4" draw:text-style-name="P4" draw:layer="layout" svg:width="4.001cm" svg:height="0.01cm" svg:x="12.015cm" svg:y="11.077cm" svg:viewBox="0 0 4002 11" draw:points="7,0 0,7 7,11 3998,11 4002,7 3998,0">
          <text:p/>
        </draw:polygon>
        <draw:polygon draw:style-name="gr4" draw:text-style-name="P4" draw:layer="layout" svg:width="2.984cm" svg:height="0.01cm" svg:x="16.016cm" svg:y="11.077cm" svg:viewBox="0 0 2985 11" draw:points="7,0 0,7 7,11 2982,11 2985,7 2982,0">
          <text:p/>
        </draw:polygon>
        <draw:polygon draw:style-name="gr4" draw:text-style-name="P4" draw:layer="layout" svg:width="4.802cm" svg:height="0.012cm" svg:x="1.996cm" svg:y="13.394cm" svg:viewBox="0 0 4803 13" draw:points="11,0 4,9 0,13 4803,13 4795,9 4792,0">
          <text:p/>
        </draw:polygon>
        <draw:polygon draw:style-name="gr4" draw:text-style-name="P4" draw:layer="layout" svg:width="5.235cm" svg:height="0.012cm" svg:x="6.787cm" svg:y="13.394cm" svg:viewBox="0 0 5236 13" draw:points="11,0 3,9 0,13 5236,13 5229,9 5226,0">
          <text:p/>
        </draw:polygon>
        <draw:polygon draw:style-name="gr4" draw:text-style-name="P4" draw:layer="layout" svg:width="4.011cm" svg:height="0.012cm" svg:x="12.012cm" svg:y="13.394cm" svg:viewBox="0 0 4012 13" draw:points="10,0 3,9 0,13 4012,13 4005,9 4001,0">
          <text:p/>
        </draw:polygon>
        <draw:polygon draw:style-name="gr4" draw:text-style-name="P4" draw:layer="layout" svg:width="2.995cm" svg:height="0.012cm" svg:x="16.012cm" svg:y="13.394cm" svg:viewBox="0 0 2996 13" draw:points="11,0 4,9 0,13 2996,13 2989,9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2.329cm" svg:x="1.996cm" svg:y="4.296cm" svg:viewBox="0 0 12 2330" draw:points="0,2330 4,2326 12,2319 12,11 4,7 0,0">
          <text:p/>
        </draw:polygon>
        <draw:polygon draw:style-name="gr4" draw:text-style-name="P4" draw:layer="layout" svg:width="0.011cm" svg:height="1.485cm" svg:x="1.996cm" svg:y="6.614cm" svg:viewBox="0 0 12 1486" draw:points="0,1486 4,1483 12,1476 12,11 4,7 0,0">
          <text:p/>
        </draw:polygon>
        <draw:polygon draw:style-name="gr4" draw:text-style-name="P4" draw:layer="layout" svg:width="0.011cm" svg:height="1.481cm" svg:x="1.996cm" svg:y="8.089cm" svg:viewBox="0 0 12 1482" draw:points="0,1482 4,1479 12,1472 12,10 4,7 0,0">
          <text:p/>
        </draw:polygon>
        <draw:polygon draw:style-name="gr4" draw:text-style-name="P4" draw:layer="layout" svg:width="0.011cm" svg:height="1.527cm" svg:x="1.996cm" svg:y="9.56cm" svg:viewBox="0 0 12 1528" draw:points="0,1528 4,1525 12,1518 12,10 4,7 0,0">
          <text:p/>
        </draw:polygon>
        <draw:polygon draw:style-name="gr4" draw:text-style-name="P4" draw:layer="layout" svg:width="0.011cm" svg:height="2.328cm" svg:x="1.996cm" svg:y="11.077cm" svg:viewBox="0 0 12 2329" draw:points="0,2329 4,2326 12,2318 12,10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2.318cm" svg:x="6.787cm" svg:y="4.303cm" svg:viewBox="0 0 12 2319" draw:points="0,2312 3,2319 12,2312 12,4 3,0 0,4">
          <text:p/>
        </draw:polygon>
        <draw:polygon draw:style-name="gr4" draw:text-style-name="P4" draw:layer="layout" svg:width="0.011cm" svg:height="1.475cm" svg:x="6.787cm" svg:y="6.621cm" svg:viewBox="0 0 12 1476" draw:points="0,1469 3,1476 12,1469 12,4 3,0 0,4">
          <text:p/>
        </draw:polygon>
        <draw:polygon draw:style-name="gr4" draw:text-style-name="P4" draw:layer="layout" svg:width="0.011cm" svg:height="1.471cm" svg:x="6.787cm" svg:y="8.096cm" svg:viewBox="0 0 12 1472" draw:points="0,1464 3,1472 12,1464 12,3 3,0 0,3">
          <text:p/>
        </draw:polygon>
        <draw:polygon draw:style-name="gr4" draw:text-style-name="P4" draw:layer="layout" svg:width="0.011cm" svg:height="1.517cm" svg:x="6.787cm" svg:y="9.567cm" svg:viewBox="0 0 12 1518" draw:points="0,1511 3,1518 12,1511 12,3 3,0 0,3">
          <text:p/>
        </draw:polygon>
        <draw:polygon draw:style-name="gr4" draw:text-style-name="P4" draw:layer="layout" svg:width="0.011cm" svg:height="2.318cm" svg:x="6.787cm" svg:y="11.084cm" svg:viewBox="0 0 12 2319" draw:points="0,2311 3,2319 12,2311 12,3 3,0 0,3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2.318cm" svg:x="12.012cm" svg:y="4.303cm" svg:viewBox="0 0 11 2319" draw:points="0,2312 4,2319 11,2312 11,4 4,0 0,4">
          <text:p/>
        </draw:polygon>
        <draw:polygon draw:style-name="gr4" draw:text-style-name="P4" draw:layer="layout" svg:width="0.01cm" svg:height="1.475cm" svg:x="12.012cm" svg:y="6.621cm" svg:viewBox="0 0 11 1476" draw:points="0,1469 4,1476 11,1469 11,4 4,0 0,4">
          <text:p/>
        </draw:polygon>
        <draw:polygon draw:style-name="gr4" draw:text-style-name="P4" draw:layer="layout" svg:width="0.01cm" svg:height="1.471cm" svg:x="12.012cm" svg:y="8.096cm" svg:viewBox="0 0 11 1472" draw:points="0,1464 4,1472 11,1464 11,3 4,0 0,3">
          <text:p/>
        </draw:polygon>
        <draw:polygon draw:style-name="gr4" draw:text-style-name="P4" draw:layer="layout" svg:width="0.01cm" svg:height="1.517cm" svg:x="12.012cm" svg:y="9.567cm" svg:viewBox="0 0 11 1518" draw:points="0,1511 4,1518 11,1511 11,3 4,0 0,3">
          <text:p/>
        </draw:polygon>
        <draw:polygon draw:style-name="gr4" draw:text-style-name="P4" draw:layer="layout" svg:width="0.01cm" svg:height="2.318cm" svg:x="12.012cm" svg:y="11.084cm" svg:viewBox="0 0 11 2319" draw:points="0,2311 4,2319 11,2311 11,3 4,0 0,3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2.318cm" svg:x="16.012cm" svg:y="4.303cm" svg:viewBox="0 0 12 2319" draw:points="0,2312 5,2319 12,2312 12,4 5,0 0,4">
          <text:p/>
        </draw:polygon>
        <draw:polygon draw:style-name="gr4" draw:text-style-name="P4" draw:layer="layout" svg:width="0.011cm" svg:height="1.475cm" svg:x="16.012cm" svg:y="6.621cm" svg:viewBox="0 0 12 1476" draw:points="0,1469 5,1476 12,1469 12,4 5,0 0,4">
          <text:p/>
        </draw:polygon>
        <draw:polygon draw:style-name="gr4" draw:text-style-name="P4" draw:layer="layout" svg:width="0.011cm" svg:height="1.471cm" svg:x="16.012cm" svg:y="8.096cm" svg:viewBox="0 0 12 1472" draw:points="0,1464 5,1472 12,1464 12,3 5,0 0,3">
          <text:p/>
        </draw:polygon>
        <draw:polygon draw:style-name="gr4" draw:text-style-name="P4" draw:layer="layout" svg:width="0.011cm" svg:height="1.517cm" svg:x="16.012cm" svg:y="9.567cm" svg:viewBox="0 0 12 1518" draw:points="0,1511 5,1518 12,1511 12,3 5,0 0,3">
          <text:p/>
        </draw:polygon>
        <draw:polygon draw:style-name="gr4" draw:text-style-name="P4" draw:layer="layout" svg:width="0.011cm" svg:height="2.318cm" svg:x="16.012cm" svg:y="11.084cm" svg:viewBox="0 0 12 2319" draw:points="0,2311 5,2319 12,2311 12,3 5,0 0,3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2.329cm" svg:x="18.997cm" svg:y="4.296cm" svg:viewBox="0 0 11 2330" draw:points="0,2319 3,2326 11,2330 11,0 3,7 0,11">
          <text:p/>
        </draw:polygon>
        <draw:polygon draw:style-name="gr4" draw:text-style-name="P4" draw:layer="layout" svg:width="0.01cm" svg:height="1.485cm" svg:x="18.997cm" svg:y="6.614cm" svg:viewBox="0 0 11 1486" draw:points="0,1476 3,1483 11,1486 11,0 3,7 0,11">
          <text:p/>
        </draw:polygon>
        <draw:polygon draw:style-name="gr4" draw:text-style-name="P4" draw:layer="layout" svg:width="0.01cm" svg:height="1.481cm" svg:x="18.997cm" svg:y="8.089cm" svg:viewBox="0 0 11 1482" draw:points="0,1472 3,1479 11,1482 11,0 3,7 0,10">
          <text:p/>
        </draw:polygon>
        <draw:polygon draw:style-name="gr4" draw:text-style-name="P4" draw:layer="layout" svg:width="0.01cm" svg:height="1.527cm" svg:x="18.997cm" svg:y="9.56cm" svg:viewBox="0 0 11 1528" draw:points="0,1518 3,1525 11,1528 11,0 3,7 0,10">
          <text:p/>
        </draw:polygon>
        <draw:polygon draw:style-name="gr4" draw:text-style-name="P4" draw:layer="layout" svg:width="0.01cm" svg:height="2.328cm" svg:x="18.997cm" svg:y="11.077cm" svg:viewBox="0 0 11 2329" draw:points="0,2318 3,2326 11,2329 11,0 3,7 0,10">
          <text:p/>
        </draw:polygon>
        <draw:frame draw:style-name="gr5" draw:text-style-name="P6" draw:layer="layout" svg:width="1.784cm" svg:height="0.424cm" svg:x="17.141cm" svg:y="1.734cm">
          <draw:text-box>
            <text:p text:style-name="P5"><text:span text:style-name="T1">KW 27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95cm" svg:height="0.424cm" svg:x="2.671cm" svg:y="5.248cm">
          <draw:text-box>
            <text:p text:style-name="P5"><text:span text:style-name="T1">2016/07/04 – MONTAG</text:span></text:p>
          </draw:text-box>
        </draw:frame>
        <draw:frame draw:style-name="gr5" draw:text-style-name="P6" draw:layer="layout" svg:width="4.26cm" svg:height="0.424cm" svg:x="7.602cm" svg:y="4.824cm">
          <draw:text-box>
            <text:p text:style-name="P5"><text:span text:style-name="T2">CISCO</text:span><text:span text:style-name="T3"> chapter 3 begonnen.</text:span></text:p>
          </draw:text-box>
        </draw:frame>
        <draw:frame draw:style-name="gr5" draw:text-style-name="P6" draw:layer="layout" svg:width="3.503cm" svg:height="0.424cm" svg:x="7.98cm" svg:y="5.248cm">
          <draw:text-box>
            <text:p text:style-name="P5"><text:span text:style-name="T3">Wegen Migräne früher</text:span></text:p>
          </draw:text-box>
        </draw:frame>
        <draw:frame draw:style-name="gr5" draw:text-style-name="P6" draw:layer="layout" svg:width="1.666cm" svg:height="0.424cm" svg:x="8.879cm" svg:y="5.671cm">
          <draw:text-box>
            <text:p text:style-name="P5"><text:span text:style-name="T3">gegangen.</text:span></text:p>
          </draw:text-box>
        </draw:frame>
        <draw:frame draw:style-name="gr5" draw:text-style-name="P6" draw:layer="layout" svg:width="1.81cm" svg:height="0.424cm" svg:x="13.113cm" svg:y="5.248cm">
          <draw:text-box>
            <text:p text:style-name="P5"><text:span text:style-name="T3">0700 – 1340</text:span></text:p>
          </draw:text-box>
        </draw:frame>
        <draw:frame draw:style-name="gr5" draw:text-style-name="P6" draw:layer="layout" svg:width="0.633cm" svg:height="0.424cm" svg:x="17.18cm" svg:y="5.248cm">
          <draw:text-box>
            <text:p text:style-name="P5"><text:span text:style-name="T3">HZB</text:span></text:p>
          </draw:text-box>
        </draw:frame>
        <draw:frame draw:style-name="gr5" draw:text-style-name="P6" draw:layer="layout" svg:width="3.677cm" svg:height="0.424cm" svg:x="2.582cm" svg:y="7.146cm">
          <draw:text-box>
            <text:p text:style-name="P5"><text:span text:style-name="T1">2016/07/05 – DIENSTAG</text:span></text:p>
          </draw:text-box>
        </draw:frame>
        <draw:frame draw:style-name="gr5" draw:text-style-name="P6" draw:layer="layout" svg:width="4.786cm" svg:height="0.424cm" svg:x="7.027cm" svg:y="7.146cm">
          <draw:text-box>
            <text:p text:style-name="P5"><text:span text:style-name="T2">CISCO </text:span><text:span text:style-name="T3">chapter 3 weitergeführt.</text:span></text:p>
          </draw:text-box>
        </draw:frame>
        <draw:frame draw:style-name="gr5" draw:text-style-name="P6" draw:layer="layout" svg:width="1.848cm" svg:height="0.424cm" svg:x="13.095cm" svg:y="7.146cm">
          <draw:text-box>
            <text:p text:style-name="P5"><text:span text:style-name="T3">0800 – 1540</text:span></text:p>
          </draw:text-box>
        </draw:frame>
        <draw:frame draw:style-name="gr5" draw:text-style-name="P6" draw:layer="layout" svg:width="0.633cm" svg:height="0.424cm" svg:x="17.18cm" svg:y="7.146cm">
          <draw:text-box>
            <text:p text:style-name="P5"><text:span text:style-name="T3">HZB</text:span></text:p>
          </draw:text-box>
        </draw:frame>
        <draw:frame draw:style-name="gr5" draw:text-style-name="P6" draw:layer="layout" svg:width="3.884cm" svg:height="0.424cm" svg:x="2.48cm" svg:y="8.617cm">
          <draw:text-box>
            <text:p text:style-name="P5"><text:span text:style-name="T1">2016/07/06 – MITTWOCH</text:span></text:p>
          </draw:text-box>
        </draw:frame>
        <draw:frame draw:style-name="gr5" draw:text-style-name="P6" draw:layer="layout" svg:width="1.251cm" svg:height="0.424cm" svg:x="8.767cm" svg:y="8.617cm">
          <draw:text-box>
            <text:p text:style-name="P5"><text:span text:style-name="T3">URLAUB</text:span></text:p>
          </draw:text-box>
        </draw:frame>
        <draw:frame draw:style-name="gr5" draw:text-style-name="P6" draw:layer="layout" svg:width="0.352cm" svg:height="0.424cm" svg:x="13.907cm" svg:y="8.617cm">
          <draw:text-box>
            <text:p text:style-name="P5"><text:span text:style-name="T3">/</text:span></text:p>
          </draw:text-box>
        </draw:frame>
        <draw:frame draw:style-name="gr5" draw:text-style-name="P6" draw:layer="layout" svg:width="0.633cm" svg:height="0.424cm" svg:x="17.18cm" svg:y="8.617cm">
          <draw:text-box>
            <text:p text:style-name="P5"><text:span text:style-name="T3">HZB</text:span></text:p>
          </draw:text-box>
        </draw:frame>
        <draw:frame draw:style-name="gr5" draw:text-style-name="P6" draw:layer="layout" svg:width="4.244cm" svg:height="0.424cm" svg:x="2.3cm" svg:y="10.112cm">
          <draw:text-box>
            <text:p text:style-name="P5"><text:span text:style-name="T1">2016/07/07 – DONNERSTAG</text:span></text:p>
          </draw:text-box>
        </draw:frame>
        <draw:frame draw:style-name="gr5" draw:text-style-name="P6" draw:layer="layout" svg:width="1.251cm" svg:height="0.424cm" svg:x="8.767cm" svg:y="10.091cm">
          <draw:text-box>
            <text:p text:style-name="P5"><text:span text:style-name="T3">URLAUB</text:span></text:p>
          </draw:text-box>
        </draw:frame>
        <draw:frame draw:style-name="gr5" draw:text-style-name="P6" draw:layer="layout" svg:width="0.352cm" svg:height="0.424cm" svg:x="13.907cm" svg:y="10.112cm">
          <draw:text-box>
            <text:p text:style-name="P5"><text:span text:style-name="T3">/</text:span></text:p>
          </draw:text-box>
        </draw:frame>
        <draw:frame draw:style-name="gr5" draw:text-style-name="P6" draw:layer="layout" svg:width="0.633cm" svg:height="0.424cm" svg:x="17.18cm" svg:y="10.112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23cm" svg:height="0.424cm" svg:x="2.709cm" svg:y="12.028cm">
          <draw:text-box>
            <text:p text:style-name="P5"><text:span text:style-name="T1">2016/07/08 – FREITAG</text:span></text:p>
          </draw:text-box>
        </draw:frame>
        <draw:frame draw:style-name="gr5" draw:text-style-name="P6" draw:layer="layout" svg:width="3.346cm" svg:height="0.424cm" svg:x="7.705cm" svg:y="11.605cm">
          <draw:text-box>
            <text:p text:style-name="P5"><text:span text:style-name="T2">CISCO</text:span><text:span text:style-name="T3"> chapter 1 Final</text:span></text:p>
          </draw:text-box>
        </draw:frame>
        <draw:frame draw:style-name="gr5" draw:text-style-name="P6" draw:layer="layout" svg:width="2.411cm" svg:height="0.424cm" svg:x="8.174cm" svg:y="12.028cm">
          <draw:text-box>
            <text:p text:style-name="P5"><text:span text:style-name="T3">abgeschlossen.</text:span></text:p>
          </draw:text-box>
        </draw:frame>
        <draw:frame draw:style-name="gr5" draw:text-style-name="P6" draw:layer="layout" svg:width="4.777cm" svg:height="0.424cm" svg:x="6.978cm" svg:y="12.451cm">
          <draw:text-box>
            <text:p text:style-name="P5"><text:span text:style-name="T3">Am Sommefest teilgenommen.</text:span></text:p>
          </draw:text-box>
        </draw:frame>
        <draw:frame draw:style-name="gr5" draw:text-style-name="P6" draw:layer="layout" svg:width="1.856cm" svg:height="0.424cm" svg:x="13.088cm" svg:y="12.028cm">
          <draw:text-box>
            <text:p text:style-name="P5"><text:span text:style-name="T3">0800 – 150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8cm" svg:y="12.028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5"/>
    <meta:generator>LibreOffice/5.2.3.3$Linux_X86_64 LibreOffice_project/20m0$Build-3</meta:generator>
  </office:meta>
</office:document-meta>
</file>